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10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06">
      <style:table-cell-properties style:text-align-source="fix" style:repeat-content="false"/>
      <style:paragraph-properties fo:text-align="center" fo:margin-left="0in"/>
      <style:text-properties fo:color="#228b22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procket</text:p>
          </table:table-cell>
          <table:table-cell table:style-name="ce3" office:value-type="string" calcext:value-type="string">
            <text:p>Teeth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econds per encoder tick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tzel Moto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1. gross</text:p>
          </table:table-cell>
          <table:table-cell office:value-type="float" office:value="58" calcext:value-type="float">
            <text:p>58</text:p>
          </table:table-cell>
          <table:table-cell table:formula="of:=[.D8]/[.D7]" office:value-type="float" office:value="3.86666666666667" calcext:value-type="float">
            <text:p>3.8666666667</text:p>
          </table:table-cell>
          <table:table-cell table:style-name="ce4" table:formula="of:=[.$F$20]/([.$E$20]*[.$E$18]*[.$E$16]*[.$E$14]*[.$E$12]*[.$E$10])" office:value-type="float" office:value="0.000622456154972668" calcext:value-type="float">
            <text:p>0.0006224561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ross</text:p>
          </table:table-cell>
          <table:table-cell office:value-type="float" office:value="58" calcext:value-type="float">
            <text:p>58</text:p>
          </table:table-cell>
          <table:table-cell table:formula="of:=[.D10]/[.D9]" office:value-type="float" office:value="4.46153846153846" calcext:value-type="float">
            <text:p>4.4615384615</text:p>
          </table:table-cell>
          <table:table-cell table:style-name="ce4" table:formula="of:=[.$F$20]/([.$E$20]*[.$E$18]*[.$E$16]*[.$E$14]*[.$E$12])" office:value-type="float" office:value="0.0027771120760319" calcext:value-type="float">
            <text:p>0.0027771120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3. gross</text:p>
          </table:table-cell>
          <table:table-cell office:value-type="float" office:value="58" calcext:value-type="float">
            <text:p>58</text:p>
          </table:table-cell>
          <table:table-cell table:formula="of:=[.D12]/[.D11]" office:value-type="float" office:value="4.46153846153846" calcext:value-type="float">
            <text:p>4.4615384615</text:p>
          </table:table-cell>
          <table:table-cell table:style-name="ce4" table:formula="of:=[.$F$20]/([.$E$20]*[.$E$18]*[.$E$16]*[.$E$14])" office:value-type="float" office:value="0.0123901923392193" calcext:value-type="float">
            <text:p>0.01239019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ross</text:p>
          </table:table-cell>
          <table:table-cell office:value-type="float" office:value="58" calcext:value-type="float">
            <text:p>58</text:p>
          </table:table-cell>
          <table:table-cell table:formula="of:=[.D14]/[.D13]" office:value-type="float" office:value="4.46153846153846" calcext:value-type="float">
            <text:p>4.4615384615</text:p>
          </table:table-cell>
          <table:table-cell table:style-name="ce4" table:formula="of:=[.$F$20]/([.$E$20]*[.$E$18]*[.$E$16])" office:value-type="float" office:value="0.055279319667286" calcext:value-type="float">
            <text:p>0.055279319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klein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ross</text:p>
          </table:table-cell>
          <table:table-cell office:value-type="float" office:value="58" calcext:value-type="float">
            <text:p>58</text:p>
          </table:table-cell>
          <table:table-cell table:formula="of:=[.D16]/[.D15]" office:value-type="float" office:value="3.41176470588235" calcext:value-type="float">
            <text:p>3.4117647059</text:p>
          </table:table-cell>
          <table:table-cell table:style-name="ce4" table:formula="of:=[.$F$20]/([.$E$20]*[.$E$18])" office:value-type="float" office:value="0.188600031806034" calcext:value-type="float">
            <text:p>0.188600031806</text:p>
          </table:table-cell>
          <table:table-cell office:value-type="string" calcext:value-type="string">
            <text:p>&lt; - - Enco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ross</text:p>
          </table:table-cell>
          <table:table-cell office:value-type="float" office:value="58" calcext:value-type="float">
            <text:p>58</text:p>
          </table:table-cell>
          <table:table-cell table:formula="of:=[.D18]/[.D17]" office:value-type="float" office:value="4.46153846153846" calcext:value-type="float">
            <text:p>4.4615384615</text:p>
          </table:table-cell>
          <table:table-cell table:style-name="ce4" table:formula="of:=[.F20]/[.E20]" office:value-type="float" office:value="0.84144629575" calcext:value-type="float">
            <text:p>0.841446295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Abtrieb</text:p>
          </table:table-cell>
          <table:table-cell office:value-type="float" office:value="52" calcext:value-type="float">
            <text:p>52</text:p>
          </table:table-cell>
          <table:table-cell table:formula="of:=[.D20]/[.D19]" office:value-type="float" office:value="4" calcext:value-type="float">
            <text:p>4</text:p>
          </table:table-cell>
          <table:table-cell table:style-name="ce5" office:value-type="float" office:value="3.365785183" calcext:value-type="float">
            <text:p>3.365785183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[.E8]*[.E10]*[.E12]*[.E14]*[.E16]*[.E18]*[.E20]" office:value-type="float" office:value="20908.090104496" calcext:value-type="float">
            <text:p>20908.090104496</text:p>
          </table:table-cell>
          <table:table-cell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06" number:language="de" number:country="CH">
      <number:number number:decimal-places="12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23:03:31.16810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7:49:44.946029819</meta:creation-date>
    <dc:date>2015-08-07T23:22:28.813675871</dc:date>
    <meta:editing-duration>PT4H58M52S</meta:editing-duration>
    <meta:editing-cycles>3</meta:editing-cycles>
    <meta:generator>LibreOffice/4.2.8.2$Linux_X86_64 LibreOffice_project/420m0$Build-2</meta:generator>
    <meta:document-statistic meta:table-count="1" meta:cell-count="48" meta:object-count="0"/>
  </office:meta>
</office:document-meta>
</file>